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FA0111CED540B647C8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1.048cm" svg:height="28.066cm" svg:x="0cm" svg:y="0.7cm">
          <draw:image xlink:href="Pictures/1000000000000BB800000FA0111CED540B647C86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9:54:36.012913647</meta:creation-date>
    <dc:date>2021-05-18T19:58:42.226415510</dc:date>
    <meta:editing-duration>PT4M6S</meta:editing-duration>
    <meta:editing-cycles>1</meta:editing-cycles>
    <meta:document-statistic meta:object-count="1"/>
    <meta:generator>LibreOffice/6.4.7.2$Linux_X86_64 LibreOffice_project/40$Build-2</meta:generator>
  </office:meta>
</office:document-meta>
</file>